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735cm" fo:min-width="1.631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57cm" fo:min-width="1.846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8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571cm" fo:min-width="1.847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3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4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735cm" fo:min-width="1.506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8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19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735cm" fo:min-width="1.631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2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57cm" fo:min-width="1.846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7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571cm" fo:min-width="1.847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2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3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linecap="round" draw:fill="solid" draw:fill-color="#f6f9d4" draw:textarea-horizontal-align="justify" draw:textarea-vertical-align="middle" draw:auto-grow-height="false" fo:min-height="1.735cm" fo:min-width="1.506cm" fo:padding-top="0.125cm" fo:padding-bottom="0.125cm" fo:padding-left="0.25cm" fo:padding-right="0.25cm" draw:shadow="hidden" draw:shadow-offset-x="0.071cm" draw:shadow-offset-y="0.071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7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gr38" style:family="graphic" style:parent-style-name="standard" style:list-style-name="L1">
      <style:graphic-properties draw:stroke="solid" svg:stroke-width="0.081cm" svg:stroke-color="#3465a4" draw:marker-start="" draw:marker-start-width="0.321cm" draw:marker-start-center="false" draw:marker-end="" draw:marker-end-width="0.321cm" draw:marker-end-center="false" svg:stroke-linecap="round" draw:fill="none" draw:fill-color="#f6f9d4" draw:textarea-horizontal-align="justify" draw:textarea-vertical-align="middle" fo:padding-top="0.165cm" fo:padding-bottom="0.165cm" fo:padding-left="0.29cm" fo:padding-right="0.29cm" draw:shadow="visible" draw:shadow-offset-x="0.035cm" draw:shadow-offset-y="0.035cm" draw:shadow-color="#81d41a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draw:name="Shape-2">
            <draw:custom-shape draw:style-name="gr1" draw:text-style-name="P2" draw:layer="layout" svg:width="3.013cm" svg:height="2.805cm" svg:x="2.268cm" svg:y="2.946cm">
              <text:p text:style-name="P1">Problema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ellipse draw:style-name="gr2" draw:text-style-name="P3" draw:layer="layout" svg:width="3.013cm" svg:height="2.805cm" svg:x="2.268cm" svg:y="2.946cm" draw:kind="arc" draw:start-angle="178.74" draw:end-angle="98.33">
              <text:p/>
            </draw:ellipse>
            <draw:ellipse draw:style-name="gr3" draw:text-style-name="P3" draw:layer="layout" svg:width="3.765cm" svg:height="3.143cm" svg:x="2.268cm" svg:y="2.768cm" draw:kind="arc" draw:start-angle="71.93" draw:end-angle="180.32">
              <text:p/>
            </draw:ellipse>
            <draw:connector draw:name="Connector" draw:style-name="gr4" draw:text-style-name="P4" draw:layer="layout" svg:x1="5.092cm" svg:y1="4.374cm" svg:x2="6.518cm" svg:y2="4.268cm" svg:d="M5092 4374h713v-106h713" svg:viewBox="0 0 1427 107">
              <text:p/>
            </draw:connector>
            <draw:ellipse draw:style-name="gr5" draw:text-style-name="P3" draw:layer="layout" svg:width="3.013cm" svg:height="2.805cm" svg:x="2.281cm" svg:y="2.963cm" draw:kind="arc" draw:start-angle="178.74" draw:end-angle="98.33">
              <text:p/>
            </draw:ellipse>
          </draw:g>
          <draw:g draw:name="Shape-2_0">
            <draw:custom-shape draw:style-name="gr6" draw:text-style-name="P2" draw:layer="layout" svg:width="3.318cm" svg:height="2.574cm" svg:x="6.374cm" svg:y="2.947cm">
              <text:p text:style-name="P1">Dado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7" draw:text-style-name="P3" draw:layer="layout" svg:width="3.318cm" svg:height="2.574cm" svg:x="6.374cm" svg:y="2.947cm" draw:kind="arc" draw:start-angle="178.74" draw:end-angle="98.33">
              <text:p/>
            </draw:ellipse>
            <draw:ellipse draw:style-name="gr8" draw:text-style-name="P3" draw:layer="layout" svg:width="4.147cm" svg:height="2.884cm" svg:x="6.374cm" svg:y="2.783cm" draw:kind="arc" draw:start-angle="71.93" draw:end-angle="180.32">
              <text:p/>
            </draw:ellipse>
            <draw:connector draw:name="Connector_0" draw:style-name="gr9" draw:text-style-name="P4" draw:layer="layout" svg:x1="9.484cm" svg:y1="4.257cm" svg:x2="11.055cm" svg:y2="4.16cm" svg:d="M9484 4257h786v-97h785" svg:viewBox="0 0 1572 98">
              <text:p/>
            </draw:connector>
            <draw:ellipse draw:style-name="gr10" draw:text-style-name="P3" draw:layer="layout" svg:width="3.317cm" svg:height="2.574cm" svg:x="6.389cm" svg:y="2.962cm" draw:kind="arc" draw:start-angle="178.74" draw:end-angle="98.33">
              <text:p/>
            </draw:ellipse>
          </draw:g>
          <draw:g draw:name="Shape-2_1">
            <draw:custom-shape draw:style-name="gr11" draw:text-style-name="P2" draw:layer="layout" svg:width="3.317cm" svg:height="2.575cm" svg:x="11.018cm" svg:y="2.928cm">
              <text:p text:style-name="P1">Modelo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12" draw:text-style-name="P3" draw:layer="layout" svg:width="3.317cm" svg:height="2.575cm" svg:x="11.018cm" svg:y="2.928cm" draw:kind="arc" draw:start-angle="178.74" draw:end-angle="98.33">
              <text:p/>
            </draw:ellipse>
            <draw:ellipse draw:style-name="gr13" draw:text-style-name="P3" draw:layer="layout" svg:width="4.146cm" svg:height="2.884cm" svg:x="11.018cm" svg:y="2.765cm" draw:kind="arc" draw:start-angle="71.93" draw:end-angle="180.32">
              <text:p/>
            </draw:ellipse>
            <draw:ellipse draw:style-name="gr14" draw:text-style-name="P3" draw:layer="layout" svg:width="3.318cm" svg:height="2.574cm" svg:x="11.032cm" svg:y="2.944cm" draw:kind="arc" draw:start-angle="178.74" draw:end-angle="98.33">
              <text:p/>
            </draw:ellipse>
          </draw:g>
          <draw:connector draw:name="Connector_1" draw:style-name="gr15" draw:text-style-name="P4" draw:layer="layout" svg:x1="14.446cm" svg:y1="4.268cm" svg:x2="15.806cm" svg:y2="4.314cm" svg:d="M14446 4268h680v46h680" svg:viewBox="0 0 1361 47">
            <text:p/>
          </draw:connector>
          <draw:g draw:name="Shape-2_2">
            <draw:custom-shape draw:style-name="gr16" draw:text-style-name="P2" draw:layer="layout" svg:width="2.836cm" svg:height="2.805cm" svg:x="15.518cm" svg:y="2.946cm">
              <text:p text:style-name="P1">Análise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ellipse draw:style-name="gr17" draw:text-style-name="P3" draw:layer="layout" svg:width="2.836cm" svg:height="2.805cm" svg:x="15.518cm" svg:y="2.946cm" draw:kind="arc" draw:start-angle="178.74" draw:end-angle="98.33">
              <text:p/>
            </draw:ellipse>
            <draw:ellipse draw:style-name="gr18" draw:text-style-name="P3" draw:layer="layout" svg:width="3.544cm" svg:height="3.143cm" svg:x="15.518cm" svg:y="2.768cm" draw:kind="arc" draw:start-angle="71.93" draw:end-angle="180.32">
              <text:p/>
            </draw:ellipse>
            <draw:ellipse draw:style-name="gr19" draw:text-style-name="P3" draw:layer="layout" svg:width="2.836cm" svg:height="2.805cm" svg:x="15.53cm" svg:y="2.963cm" draw:kind="arc" draw:start-angle="178.74" draw:end-angle="98.33">
              <text:p/>
            </draw:ellipse>
          </draw:g>
        </draw:g>
        <draw:g>
          <draw:g draw:name="Shape-2">
            <draw:custom-shape draw:style-name="gr20" draw:text-style-name="P2" draw:layer="layout" svg:width="3.013cm" svg:height="2.805cm" svg:x="2.018cm" svg:y="8.699cm">
              <text:p text:style-name="P1">Problema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ellipse draw:style-name="gr21" draw:text-style-name="P3" draw:layer="layout" svg:width="3.013cm" svg:height="2.805cm" svg:x="2.018cm" svg:y="8.699cm" draw:kind="arc" draw:start-angle="178.74" draw:end-angle="98.33">
              <text:p/>
            </draw:ellipse>
            <draw:ellipse draw:style-name="gr22" draw:text-style-name="P3" draw:layer="layout" svg:width="3.765cm" svg:height="3.143cm" svg:x="2.018cm" svg:y="8.521cm" draw:kind="arc" draw:start-angle="71.93" draw:end-angle="180.32">
              <text:p/>
            </draw:ellipse>
            <draw:connector draw:name="Connector" draw:style-name="gr23" draw:text-style-name="P4" draw:layer="layout" svg:x1="4.842cm" svg:y1="10.127cm" svg:x2="6.268cm" svg:y2="10.021cm" svg:d="M4842 10127h713v-106h713" svg:viewBox="0 0 1427 107">
              <text:p/>
            </draw:connector>
            <draw:ellipse draw:style-name="gr24" draw:text-style-name="P3" draw:layer="layout" svg:width="3.013cm" svg:height="2.805cm" svg:x="2.031cm" svg:y="8.716cm" draw:kind="arc" draw:start-angle="178.74" draw:end-angle="98.33">
              <text:p/>
            </draw:ellipse>
          </draw:g>
          <draw:g draw:name="Shape-2_0">
            <draw:custom-shape draw:style-name="gr25" draw:text-style-name="P2" draw:layer="layout" svg:width="3.318cm" svg:height="2.574cm" svg:x="6.124cm" svg:y="8.7cm">
              <text:p text:style-name="P1">Dado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26" draw:text-style-name="P3" draw:layer="layout" svg:width="3.318cm" svg:height="2.574cm" svg:x="6.124cm" svg:y="8.7cm" draw:kind="arc" draw:start-angle="178.74" draw:end-angle="98.33">
              <text:p/>
            </draw:ellipse>
            <draw:ellipse draw:style-name="gr27" draw:text-style-name="P3" draw:layer="layout" svg:width="4.147cm" svg:height="2.884cm" svg:x="6.124cm" svg:y="8.536cm" draw:kind="arc" draw:start-angle="71.93" draw:end-angle="180.32">
              <text:p/>
            </draw:ellipse>
            <draw:connector draw:name="Connector_0" draw:style-name="gr28" draw:text-style-name="P4" draw:layer="layout" svg:x1="9.234cm" svg:y1="10.01cm" svg:x2="10.805cm" svg:y2="9.913cm" svg:d="M9234 10010h786v-97h785" svg:viewBox="0 0 1572 98">
              <text:p/>
            </draw:connector>
            <draw:ellipse draw:style-name="gr29" draw:text-style-name="P3" draw:layer="layout" svg:width="3.317cm" svg:height="2.574cm" svg:x="6.139cm" svg:y="8.715cm" draw:kind="arc" draw:start-angle="178.74" draw:end-angle="98.33">
              <text:p/>
            </draw:ellipse>
          </draw:g>
          <draw:g draw:name="Shape-2_1">
            <draw:custom-shape draw:style-name="gr30" draw:text-style-name="P2" draw:layer="layout" svg:width="3.317cm" svg:height="2.575cm" svg:x="10.768cm" svg:y="8.681cm">
              <text:p text:style-name="P1">Análi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1" draw:text-style-name="P3" draw:layer="layout" svg:width="3.317cm" svg:height="2.575cm" svg:x="10.768cm" svg:y="8.681cm" draw:kind="arc" draw:start-angle="178.74" draw:end-angle="98.33">
              <text:p/>
            </draw:ellipse>
            <draw:ellipse draw:style-name="gr32" draw:text-style-name="P3" draw:layer="layout" svg:width="4.146cm" svg:height="2.884cm" svg:x="10.768cm" svg:y="8.518cm" draw:kind="arc" draw:start-angle="71.93" draw:end-angle="180.32">
              <text:p/>
            </draw:ellipse>
            <draw:ellipse draw:style-name="gr33" draw:text-style-name="P3" draw:layer="layout" svg:width="3.318cm" svg:height="2.574cm" svg:x="10.782cm" svg:y="8.697cm" draw:kind="arc" draw:start-angle="178.74" draw:end-angle="98.33">
              <text:p/>
            </draw:ellipse>
          </draw:g>
          <draw:connector draw:name="Connector_1" draw:style-name="gr34" draw:text-style-name="P4" draw:layer="layout" svg:x1="14.196cm" svg:y1="10.021cm" svg:x2="15.556cm" svg:y2="10.067cm" svg:d="M14196 10021h680v46h680" svg:viewBox="0 0 1361 47">
            <text:p/>
          </draw:connector>
          <draw:g draw:name="Shape-2_2">
            <draw:custom-shape draw:style-name="gr35" draw:text-style-name="P2" draw:layer="layout" svg:width="2.836cm" svg:height="2.805cm" svg:x="15.268cm" svg:y="8.699cm">
              <text:p text:style-name="P1">Modelo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ellipse draw:style-name="gr36" draw:text-style-name="P3" draw:layer="layout" svg:width="2.836cm" svg:height="2.805cm" svg:x="15.268cm" svg:y="8.699cm" draw:kind="arc" draw:start-angle="178.74" draw:end-angle="98.33">
              <text:p/>
            </draw:ellipse>
            <draw:ellipse draw:style-name="gr37" draw:text-style-name="P3" draw:layer="layout" svg:width="3.544cm" svg:height="3.143cm" svg:x="15.268cm" svg:y="8.521cm" draw:kind="arc" draw:start-angle="71.93" draw:end-angle="180.32">
              <text:p/>
            </draw:ellipse>
            <draw:ellipse draw:style-name="gr38" draw:text-style-name="P3" draw:layer="layout" svg:width="2.836cm" svg:height="2.805cm" svg:x="15.28cm" svg:y="8.716cm" draw:kind="arc" draw:start-angle="178.74" draw:end-angle="98.33">
              <text:p/>
            </draw:ellips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22T11:59:17.365474834</meta:creation-date>
    <dc:date>2021-10-22T12:14:05.403212695</dc:date>
    <meta:editing-duration>PT2M8S</meta:editing-duration>
    <meta:editing-cycles>1</meta:editing-cycles>
    <meta:document-statistic meta:object-count="48"/>
    <meta:generator>LibreOffice/7.1.3.2$MacOSX_X86_64 LibreOffice_project/47f78053abe362b9384784d31a6e56f8511eb1c1</meta:generator>
  </office:meta>
</office:document-meta>
</file>